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1.54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772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5.6783in"/>
    </style:style>
    <style:style style:name="co8" style:family="table-column">
      <style:table-column-properties fo:break-before="auto" style:column-width="4.6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enlo-Regular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none" style:country-asian="none" style:font-style-asian="normal" style:font-weight-asian="normal" style:font-name-complex="Menlo-Regular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Menlo-Regular" fo:font-size="14pt" fo:language="none" fo:country="none" style:font-name-asian="Menlo-Regular" style:font-size-asian="14pt" style:language-asian="none" style:country-asian="none" style:font-name-complex="Menlo-Regular" style:font-size-complex="14pt" style:language-complex="none" style:country-complex="none"/>
    </style:style>
    <style:style style:name="ce4" style:family="table-cell" style:parent-style-name="Default">
      <style:text-properties fo:color="#000000" style:font-name="Menlo-Regular" fo:font-size="14pt" style:font-name-asian="Menlo-Regular" style:font-size-asian="14pt" style:font-name-complex="Menlo-Regular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column table:style-name="co4" table:visibility="collapse" table:default-cell-style-name="Default"/>
        <table:table-column table:style-name="co4" table:number-columns-repeated="2" table:default-cell-style-name="Default"/>
        <table:table-column table:style-name="co4" table:visibility="collapse" table:number-columns-repeated="32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file size </text:p>
          </table:table-cell>
          <table:table-cell office:value-type="string" calcext:value-type="string">
            <text:p>LH </text:p>
          </table:table-cell>
          <table:table-cell office:value-type="string" calcext:value-type="string">
            <text:p>shots</text:p>
          </table:table-cell>
          <table:table-cell office:value-type="string" calcext:value-type="string">
            <text:p>DQA, cur name </text:p>
          </table:table-cell>
          <table:table-cell office:value-type="string" calcext:value-type="string">
            <text:p>lasing off/on </text:p>
          </table:table-cell>
          <table:table-cell office:value-type="string" calcext:value-type="string">
            <text:p>XTDS PHASE </text:p>
          </table:table-cell>
          <table:table-cell table:number-columns-repeated="2"/>
          <table:table-cell office:value-type="string" calcext:value-type="string">
            <text:p>logbook adress </text:p>
          </table:table-cell>
          <table:table-cell office:value-type="string" calcext:value-type="string">
            <text:p>comment</text:p>
          </table:table-cell>
          <table:table-cell table:number-columns-repeated="40"/>
        </table:table-row>
        <table:table-row table:style-name="ro1">
          <table:table-cell table:number-columns-repeated="51"/>
        </table:table-row>
        <table:table-row table:style-name="ro2">
          <table:table-cell table:style-name="ce1" office:value-type="string" calcext:value-type="string">
            <text:p>02272024093521.hdf5</text:p>
          </table:table-cell>
          <table:table-cell table:style-name="ce2" office:value-type="float" office:value="44732902912" calcext:value-type="float">
            <text:p>44732902912</text:p>
          </table:table-cell>
          <table:table-cell office:value-type="string" calcext:value-type="string">
            <text:p>5000/ 7.9% or off 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0240227T093214.raw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36.3-180</text:p>
          </table:table-cell>
          <table:table-cell table:number-columns-repeated="2"/>
          <table:table-cell office:value-type="string" calcext:value-type="string">
            <text:p>https://ttfinfo.desy.de/TTFelog/show.jsp?dir=/2024/09/27.02_M&amp;pos=2024-02-27T09:32:31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03725.hdf5</text:p>
          </table:table-cell>
          <table:table-cell table:style-name="ce2" office:value-type="float" office:value="12157942912" calcext:value-type="float">
            <text:p>12157942912</text:p>
          </table:table-cell>
          <table:table-cell office:value-type="string" calcext:value-type="string">
            <text:p>5000/ 7.9%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240227T093728.raw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09:48:11</text:p>
          </table:table-cell>
          <table:table-cell office:value-type="string" calcext:value-type="string">
            <text:p>https://ttfinfo.desy.de/TTFelog/show.jsp?dir=/2024/09/27.02_M&amp;pos=2024-02-27T10:37:46</text:p>
          </table:table-cell>
          <table:table-cell table:number-columns-repeated="40"/>
        </table:table-row>
        <table:table-row table:style-name="ro2">
          <table:table-cell table:style-name="ce2" office:value-type="string" calcext:value-type="string">
            <text:p>02272024104706.hdf5</text:p>
          </table:table-cell>
          <table:table-cell table:style-name="ce2" office:value-type="float" office:value="6078982912" calcext:value-type="float">
            <text:p>6078982912</text:p>
          </table:table-cell>
          <table:table-cell office:value-type="string" calcext:value-type="string">
            <text:p>6000/0.2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04252.raw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10:47:50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05144.hdf5</text:p>
          </table:table-cell>
          <table:table-cell table:style-name="ce2" office:value-type="float" office:value="6078982912" calcext:value-type="float">
            <text:p>6078982912</text:p>
          </table:table-cell>
          <table:table-cell office:value-type="string" calcext:value-type="string">
            <text:p>7000/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04932.1.raw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10:52:05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05719.hdf5</text:p>
          </table:table-cell>
          <table:table-cell table:style-name="ce2" office:value-type="float" office:value="6078982912" calcext:value-type="float">
            <text:p>6078982912</text:p>
          </table:table-cell>
          <table:table-cell office:value-type="string" calcext:value-type="string">
            <text:p>7000/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05551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10:57:31</text:p>
          </table:table-cell>
          <table:table-cell office:value-type="string" calcext:value-type="string">
            <text:p>orbit feedback in UH is off </text:p>
          </table:table-cell>
          <table:table-cell table:number-columns-repeated="40"/>
        </table:table-row>
        <table:table-row table:style-name="ro2">
          <table:table-cell table:style-name="ce2" office:value-type="string" calcext:value-type="string">
            <text:p>02272024110134.hdf5</text:p>
          </table:table-cell>
          <table:table-cell table:style-name="ce3" office:value-type="float" office:value="6078982912" calcext:value-type="float">
            <text:p>6078982912</text:p>
          </table:table-cell>
          <table:table-cell office:value-type="string" calcext:value-type="string">
            <text:p>7000/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05940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11:01:46</text:p>
          </table:table-cell>
          <table:table-cell office:value-type="string" calcext:value-type="string">
            <text:p>orbit feedback in UH is ON</text:p>
          </table:table-cell>
          <table:table-cell table:number-columns-repeated="40"/>
        </table:table-row>
        <table:table-row table:style-name="ro2">
          <table:table-cell table:style-name="ce2" office:value-type="string" calcext:value-type="string">
            <text:p>02272024111135.hdf5</text:p>
          </table:table-cell>
          <table:table-cell table:style-name="ce2" office:value-type="float" office:value="6078982912" calcext:value-type="float">
            <text:p>6078982912</text:p>
          </table:table-cell>
          <table:table-cell office:value-type="string" calcext:value-type="string">
            <text:p>of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10753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<text:a xlink:href="https://ttfinfo.desy.de/TTFelog/show.jsp?dir=/2024/09/27.02_M&amp;pos=2024-02-27T11:11:58" xlink:type="simple">https://ttfinfo.desy.de/TTFelog/show.jsp?dir=/2024/09/27.02_M&amp;pos=2024-02-27T11:11:58</text:a></text:p>
          </table:table-cell>
          <table:table-cell table:number-columns-repeated="41"/>
        </table:table-row>
        <table:table-row table:style-name="ro2">
          <table:table-cell table:style-name="ce3" office:value-type="string" calcext:value-type="string">
            <text:p>02272024111618.hdf5</text:p>
          </table:table-cell>
          <table:table-cell table:style-name="ce4" office:value-type="float" office:value="6078982912" calcext:value-type="float">
            <text:p>6078982912</text:p>
          </table:table-cell>
          <table:table-cell office:value-type="string" calcext:value-type="string">
            <text:p>of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11437.1.raw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<text:a xlink:href="https://ttfinfo.desy.de/TTFelog/show.jsp?dir=/2024/09/27.02_M&amp;pos=2024-02-27T11:16:34" xlink:type="simple">https://ttfinfo.desy.de/TTFelog/show.jsp?dir=/2024/09/27.02_M&amp;pos=2024-02-27T11:16:34</text:a>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12500.hdf5</text:p>
          </table:table-cell>
          <table:table-cell table:style-name="ce2" office:value-type="float" office:value="6078982912" calcext:value-type="float">
            <text:p>6078982912</text:p>
          </table:table-cell>
          <table:table-cell office:value-type="string" calcext:value-type="string">
            <text:p>5000/ 7.9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12033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11:25:18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13013.hdf5</text:p>
          </table:table-cell>
          <table:table-cell table:style-name="ce2" office:value-type="float" office:value="9118462912" calcext:value-type="float">
            <text:p>9118462912</text:p>
          </table:table-cell>
          <table:table-cell office:value-type="string" calcext:value-type="string">
            <text:p>6000/0.2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12833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<text:a xlink:href="https://ttfinfo.desy.de/TTFelog/show.jsp?dir=/2024/09/27.02_M&amp;pos=2024-02-27T11:30:29" xlink:type="simple">https://ttfinfo.desy.de/TTFelog/show.jsp?dir=/2024/09/27.02_M&amp;pos=2024-02-27T11:30:29</text:a></text:p>
          </table:table-cell>
          <table:table-cell table:number-columns-repeated="41"/>
        </table:table-row>
        <table:table-row table:style-name="ro2">
          <table:table-cell table:style-name="ce3" office:value-type="string" calcext:value-type="string">
            <text:p>02272024114130.hdf5</text:p>
          </table:table-cell>
          <table:table-cell table:style-name="ce4" office:value-type="float" office:value="12157942912" calcext:value-type="float">
            <text:p>12157942912</text:p>
          </table:table-cell>
          <table:table-cell office:value-type="string" calcext:value-type="string">
            <text:p>6000/0.2%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240227T113455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11:41:47</text:p>
          </table:table-cell>
          <table:table-cell table:number-columns-repeated="41"/>
        </table:table-row>
        <table:table-row table:style-name="ro2">
          <table:table-cell table:style-name="ce3" office:value-type="string" calcext:value-type="string">
            <text:p>02272024115103.hdf5</text:p>
          </table:table-cell>
          <table:table-cell table:style-name="ce4" office:value-type="float" office:value="12157942912" calcext:value-type="float">
            <text:p>12157942912</text:p>
          </table:table-cell>
          <table:table-cell office:value-type="string" calcext:value-type="string">
            <text:p>6000/0.2%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240227T114752.1.raw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<text:span text:style-name="T1"><text:a xlink:href="https://ttfinfo.desy.de/TTFelog/show.jsp?dir=/2024/09/27.02_M&amp;pos=2024-02-27T11:51:17" xlink:type="simple">https://ttfinfo.desy.de/TTFelog/show.jsp?dir=/2024/09/27.02_M&amp;pos=2024-02-27T11:51:17</text:a></text:span>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20018.hdf5</text:p>
          </table:table-cell>
          <table:table-cell table:style-name="ce2" office:value-type="float" office:value="12157942912" calcext:value-type="float">
            <text:p>12157942912</text:p>
          </table:table-cell>
          <table:table-cell office:value-type="string" calcext:value-type="string">
            <text:p>6000/0.2%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240227T120152.1.raw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<text:a xlink:href="https://ttfinfo.desy.de/TTFelog/show.jsp?dir=/2024/09/27.02_M&amp;pos=2024-02-27T12:00:30" xlink:type="simple">https://ttfinfo.desy.de/TTFelog/show.jsp?dir=/2024/09/27.02_M&amp;pos=2024-02-27T12:00:30</text:a></text:p>
          </table:table-cell>
          <table:table-cell office:value-type="string" calcext:value-type="string">
            <text:p>the FB on BC1.2 is off </text:p>
          </table:table-cell>
          <table:table-cell table:number-columns-repeated="40"/>
        </table:table-row>
        <table:table-row table:style-name="ro2">
          <table:table-cell table:style-name="ce2" office:value-type="string" calcext:value-type="string">
            <text:p>02272024120850.hdf5</text:p>
          </table:table-cell>
          <table:table-cell table:style-name="ce2" office:value-type="float" office:value="12157942912" calcext:value-type="float">
            <text:p>12157942912</text:p>
          </table:table-cell>
          <table:table-cell office:value-type="string" calcext:value-type="string">
            <text:p>6000/0.2%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240227T120536.1.raw</text:p>
          </table:table-cell>
          <table:table-cell office:value-type="string" calcext:value-type="string">
            <text:p>OFF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string" calcext:value-type="string">
            <text:p>https://ttfinfo.desy.de/TTFelog/show.jsp?dir=/2024/09/27.02_M&amp;pos=2024-02-27T12:09:06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21717.hdf5</text:p>
          </table:table-cell>
          <table:table-cell table:style-name="ce2" office:value-type="float" office:value="12157942912" calcext:value-type="float">
            <text:p>12157942912</text:p>
          </table:table-cell>
          <table:table-cell office:value-type="string" calcext:value-type="string">
            <text:p>6000/0.2%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240227T121523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<text:a xlink:href="https://ttfinfo.desy.de/TTFelog/show.jsp?dir=/2024/09/27.02_M&amp;pos=2024-02-27T12:17:34" xlink:type="simple">https://ttfinfo.desy.de/TTFelog/show.jsp?dir=/2024/09/27.02_M&amp;pos=2024-02-27T12:17:34</text:a>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22638.hdf5</text:p>
          </table:table-cell>
          <table:table-cell table:style-name="ce2" office:value-type="float" office:value="12157942912" calcext:value-type="float">
            <text:p>12157942912</text:p>
          </table:table-cell>
          <table:table-cell office:value-type="string" calcext:value-type="string">
            <text:p>6000/0.2%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240227T122647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12:26:52</text:p>
          </table:table-cell>
          <table:table-cell office:value-type="string" calcext:value-type="string">
            <text:p>the FB on BC1.2 is off </text:p>
          </table:table-cell>
          <table:table-cell table:number-columns-repeated="40"/>
        </table:table-row>
        <table:table-row table:style-name="ro2">
          <table:table-cell table:style-name="ce2" office:value-type="string" calcext:value-type="string">
            <text:p>02272024124128.hdf5</text:p>
          </table:table-cell>
          <table:table-cell table:style-name="ce2" office:value-type="float" office:value="607920704" calcext:value-type="float">
            <text:p>607920704</text:p>
          </table:table-cell>
          <table:table-cell office:value-type="string" calcext:value-type="string">
            <text:p>//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40227T123301.1.raw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//</text:p>
          </table:table-cell>
          <table:table-cell table:number-columns-repeated="2"/>
          <table:table-cell office:value-type="string" calcext:value-type="string">
            <text:p>https://ttfinfo.desy.de/TTFelog/show.jsp?dir=/2024/09/27.02_M&amp;pos=2024-02-27T12:42:23</text:p>
          </table:table-cell>
          <table:table-cell office:value-type="string" calcext:value-type="string">
            <text:p>back ground data </text:p>
          </table:table-cell>
          <table:table-cell table:number-columns-repeated="40"/>
        </table:table-row>
        <table:table-row table:style-name="ro2">
          <table:table-cell table:style-name="ce2" office:value-type="string" calcext:value-type="string">
            <text:p><text:s/>02272024124341.hdf5</text:p>
          </table:table-cell>
          <table:table-cell table:style-name="ce2" office:value-type="float" office:value="12157942912" calcext:value-type="float">
            <text:p>12157942912</text:p>
          </table:table-cell>
          <table:table-cell office:value-type="string" calcext:value-type="string">
            <text:p>of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240227T123301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<text:a xlink:href="https://ttfinfo.desy.de/TTFelog/show.jsp?dir=/2024/09/27.02_M&amp;pos=2024-02-27T12:43:57" xlink:type="simple">https://ttfinfo.desy.de/TTFelog/show.jsp?dir=/2024/09/27.02_M&amp;pos=2024-02-27T12:43:57</text:a>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<text:s/>02272024125511.hdf5</text:p>
          </table:table-cell>
          <table:table-cell table:style-name="ce2" office:value-type="float" office:value="12157942912" calcext:value-type="float">
            <text:p>12157942912</text:p>
          </table:table-cell>
          <table:table-cell office:value-type="string" calcext:value-type="string">
            <text:p>off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240227T125307.1.raw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12:55:26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31053.hdf5</text:p>
          </table:table-cell>
          <table:table-cell table:style-name="ce2" office:value-type="float" office:value="6078982912" calcext:value-type="float">
            <text:p>6078982912</text:p>
          </table:table-cell>
          <table:table-cell office:value-type="string" calcext:value-type="string">
            <text:p>6000/0.2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30226.1.raw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https://ttfinfo.desy.de/TTFelog/show.jsp?dir=/2024/09/27.02_M&amp;pos=2024-02-27T13:11:09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31545.hdf5</text:p>
          </table:table-cell>
          <table:table-cell table:style-name="ce2" office:value-type="float" office:value="6078982912" calcext:value-type="float">
            <text:p>6078982912</text:p>
          </table:table-cell>
          <table:table-cell office:value-type="string" calcext:value-type="string">
            <text:p>6000/0.2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31427.1.raw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<text:a xlink:href="https://ttfinfo.desy.de/TTFelog/show.jsp?dir=/2024/09/27.02_M&amp;pos=2024-02-27T13:16:04" xlink:type="simple">https://ttfinfo.desy.de/TTFelog/show.jsp?dir=/2024/09/27.02_M&amp;pos=2024-02-27T13:16:04</text:a>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32107.hdf5</text:p>
          </table:table-cell>
          <table:table-cell table:style-name="ce2" office:value-type="float" office:value="6078982912" calcext:value-type="float">
            <text:p>6078982912</text:p>
          </table:table-cell>
          <table:table-cell office:value-type="string" calcext:value-type="string">
            <text:p>6000/0.2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31931.1.raw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36.3-180</text:p>
          </table:table-cell>
          <table:table-cell table:number-columns-repeated="2"/>
          <table:table-cell office:value-type="string" calcext:value-type="string">
            <text:p><text:a xlink:href="https://ttfinfo.desy.de/TTFelog/show.jsp?dir=/2024/09/27.02_M&amp;pos=2024-02-27T13:21:31" xlink:type="simple">https://ttfinfo.desy.de/TTFelog/show.jsp?dir=/2024/09/27.02_M&amp;pos=2024-02-27T13:21:31</text:a>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32647.hdf5</text:p>
          </table:table-cell>
          <table:table-cell table:style-name="ce2" office:value-type="float" office:value="6078982912" calcext:value-type="float">
            <text:p>6078982912</text:p>
          </table:table-cell>
          <table:table-cell office:value-type="string" calcext:value-type="string">
            <text:p>6000/0.2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32324.1.raw</text:p>
          </table:table-cell>
          <table:table-cell office:value-type="string" calcext:value-type="string">
            <text:p>on</text:p>
          </table:table-cell>
          <table:table-cell table:number-columns-repeated="45"/>
        </table:table-row>
        <table:table-row table:style-name="ro2">
          <table:table-cell table:style-name="ce2" office:value-type="string" calcext:value-type="string">
            <text:p>02272024151558.hdf5</text:p>
          </table:table-cell>
          <table:table-cell table:style-name="ce2" office:value-type="float" office:value="13354502912" calcext:value-type="float">
            <text:p>13354502912</text:p>
          </table:table-cell>
          <table:table-cell office:value-type="string" calcext:value-type="string">
            <text:p>1000/89%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https://ttfinfo.desy.de/TTFelog/show.jsp?dir=/2024/09/27.02_a&amp;pos=2024-02-27T15:16:32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52848.hdf5</text:p>
          </table:table-cell>
          <table:table-cell table:style-name="ce2" office:value-type="float" office:value="13354502912" calcext:value-type="float">
            <text:p>13354502912</text:p>
          </table:table-cell>
          <table:table-cell office:value-type="string" calcext:value-type="string">
            <text:p>1000/89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52019.1.raw</text:p>
          </table:table-cell>
          <table:table-cell office:value-type="string" calcext:value-type="string">
            <text:p>off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<text:a xlink:href="https://ttfinfo.desy.de/TTFelog/show.jsp?dir=/2024/09/27.02_a&amp;pos=2024-02-27T15:29:32" xlink:type="simple">https://ttfinfo.desy.de/TTFelog/show.jsp?dir=/2024/09/27.02_a&amp;pos=2024-02-27T15:29:32</text:a>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53558.hdf5</text:p>
          </table:table-cell>
          <table:table-cell table:style-name="ce2" office:value-type="float" office:value="13354502912" calcext:value-type="float">
            <text:p>13354502912</text:p>
          </table:table-cell>
          <table:table-cell office:value-type="string" calcext:value-type="string">
            <text:p>1000/89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53920.1.raw</text:p>
          </table:table-cell>
          <table:table-cell office:value-type="string" calcext:value-type="string">
            <text:p>off</text:p>
          </table:table-cell>
          <table:table-cell office:value-type="float" office:value="-153" calcext:value-type="float">
            <text:p>-153</text:p>
          </table:table-cell>
          <table:table-cell table:number-columns-repeated="2"/>
          <table:table-cell office:value-type="string" calcext:value-type="string">
            <text:p>https://ttfinfo.desy.de/TTFelog/show.jsp?dir=/2024/09/27.02_a&amp;pos=2024-02-27T15:41:10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02272024154200.hdf5</text:p>
          </table:table-cell>
          <table:table-cell table:style-name="ce2" office:value-type="float" office:value="13354502912" calcext:value-type="float">
            <text:p>13354502912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02272024154731.hdf5</text:p>
          </table:table-cell>
          <table:table-cell table:style-name="ce4" office:value-type="float" office:value="13354502912" calcext:value-type="float">
            <text:p>13354502912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02272024155413.hdf5</text:p>
          </table:table-cell>
          <table:table-cell table:style-name="ce2" office:value-type="float" office:value="13354502912" calcext:value-type="float">
            <text:p>13354502912</text:p>
          </table:table-cell>
          <table:table-cell office:value-type="string" calcext:value-type="string">
            <text:p>1000/89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0240227T155201.1.raw</text:p>
          </table:table-cell>
          <table:table-cell office:value-type="string" calcext:value-type="string">
            <text:p>on</text:p>
          </table:table-cell>
          <table:table-cell office:value-type="float" office:value="-153" calcext:value-type="float">
            <text:p>-153</text:p>
          </table:table-cell>
          <table:table-cell table:number-columns-repeated="2"/>
          <table:table-cell office:value-type="string" calcext:value-type="string">
            <text:p><text:a xlink:href="https://ttfinfo.desy.de/TTFelog/show.jsp?dir=/2024/09/27.02_a&amp;pos=2024-02-27T15:55:01" xlink:type="simple">https://ttfinfo.desy.de/TTFelog/show.jsp?dir=/2024/09/27.02_a&amp;pos=2024-02-27T15:55:01</text:a></text:p>
          </table:table-cell>
          <table:table-cell table:number-columns-repeated="41"/>
        </table:table-row>
        <table:table-row table:style-name="ro2">
          <table:table-cell table:style-name="ce2" office:value-type="string" calcext:value-type="string">
            <text:p><text:s/>02272024160448.hdf5</text:p>
          </table:table-cell>
          <table:table-cell table:style-name="ce2" office:value-type="float" office:value="13354502912" calcext:value-type="float">
            <text:p>13354502912</text:p>
          </table:table-cell>
          <table:table-cell office:value-type="string" calcext:value-type="string">
            <text:p>1000/89%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pan text:style-name="T1">20240227T</text:span>160419.1.raw</text:p>
          </table:table-cell>
          <table:table-cell office:value-type="string" calcext:value-type="string">
            <text:p>on</text:p>
          </table:table-cell>
          <table:table-cell office:value-type="float" office:value="-153" calcext:value-type="float">
            <text:p>-153</text:p>
          </table:table-cell>
          <table:table-cell table:number-columns-repeated="2"/>
          <table:table-cell office:value-type="string" calcext:value-type="string">
            <text:p>https://ttfinfo.desy.de/TTFelog/show.jsp?dir=/2024/09/27.02_a&amp;pos=2024-02-27T16:05:42</text:p>
          </table:table-cell>
          <table:table-cell table:number-columns-repeated="41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9"/>
          <table:table-cell office:value-type="string" calcext:value-type="string">
            <text:p>https://ttfinfo.desy.de/TTFelog/show.jsp?dir=/2024/09/27.02_a&amp;pos=2024-02-27T15:11:40</text:p>
          </table:table-cell>
          <table:table-cell table:number-columns-repeated="41"/>
        </table:table-row>
        <table:table-row table:style-name="ro1">
          <table:table-cell table:number-columns-repeated="9"/>
          <table:table-cell office:value-type="string" calcext:value-type="string">
            <text:p><text:a xlink:href="https://ttfinfo.desy.de/TTFelog/show.jsp?dir=/2024/09/27.02_a&amp;pos=2024-02-27T15:11:44" xlink:type="simple">https://ttfinfo.desy.de/TTFelog/show.jsp?dir=/2024/09/27.02_a&amp;pos=2024-02-27T15:11:44</text:a></text:p>
          </table:table-cell>
          <table:table-cell table:number-columns-repeated="41"/>
        </table:table-row>
        <table:table-row table:style-name="ro1" table:number-rows-repeated="1048540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24:44.703666416</meta:creation-date>
    <dc:date>2024-02-29T15:45:36.029232529</dc:date>
    <meta:editing-duration>PT2H20M51S</meta:editing-duration>
    <meta:editing-cycles>2</meta:editing-cycles>
    <meta:generator>LibreOffice/7.6.4.1$MacOSX_X86_64 LibreOffice_project/e19e193f88cd6c0525a17fb7a176ed8e6a3e2aa1</meta:generator>
    <meta:document-statistic meta:table-count="1" meta:cell-count="223" meta:object-count="0"/>
  </office:meta>
</office:document-meta>
</file>